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7000001D7785EE26F.png"/>
  <manifest:file-entry manifest:media-type="image/png" manifest:full-path="Pictures/1000000000000308000002189A24C6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9.209cm" svg:height="12.917cm" draw:z-index="0"><draw:image xlink:href="Pictures/1000000000000308000002189A24C63A.png" xlink:type="simple" xlink:show="embed" xlink:actuate="onLoad"/></draw:frame><draw:frame draw:style-name="fr2" draw:name="Графический объект2" text:anchor-type="paragraph" svg:x="0.235cm" svg:y="13.286cm" svg:width="18.919cm" svg:height="15.118cm" draw:z-index="1"><draw:image xlink:href="Pictures/10000000000002D7000001D7785EE2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1.125cm" fo:margin-left="1.111cm" fo:margin-right="0.6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3T17:16:52.05</meta:creation-date>
    <dc:date>2021-01-23T17:23:16.88</dc:date>
    <meta:editing-duration>PT4M1S</meta:editing-duration>
    <meta:editing-cycles>2</meta:editing-cycles>
    <meta:generator>OpenOffice/4.1.7$Win32 OpenOffice.org_project/417m1$Build-9800</meta:generator>
    <meta:document-statistic meta:table-count="0" meta:image-count="2" meta:object-count="0" meta:page-count="1" meta:paragraph-count="0" meta:word-count="0" meta:character-count="0"/>
  </office:meta>
</office:document-meta>
</file>